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1" text:start-value="5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P19" style:parent-style-name="Normal" style:list-style-name="LFO2" style:family="paragraph"/>
    <style:style style:name="P20" style:parent-style-name="Normal" style:list-style-name="LFO2" style:family="paragraph"/>
    <style:style style:name="P21" style:parent-style-name="Normal" style:list-style-name="LFO2" style:family="paragraph"/>
    <style:style style:name="P22" style:parent-style-name="Normal" style:list-style-name="LFO2" style:family="paragraph"/>
    <style:style style:name="P23" style:parent-style-name="Normal" style:family="paragraph">
      <style:paragraph-properties fo:margin-left="0.5in">
        <style:tab-stops/>
      </style:paragraph-properties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3" style:family="paragraph"/>
    <style:style style:name="P27" style:parent-style-name="Normal" style:list-style-name="LFO3" style:family="paragraph"/>
    <style:style style:name="P28" style:parent-style-name="Normal" style:list-style-name="LFO3" style:family="paragraph"/>
    <style:style style:name="P29" style:parent-style-name="Normal" style:list-style-name="LFO3" style:family="paragraph"/>
    <style:style style:name="P30" style:parent-style-name="Normal" style:list-style-name="LFO3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4" style:family="paragraph"/>
    <style:style style:name="P33" style:parent-style-name="Normal" style:list-style-name="LFO4" style:family="paragraph"/>
    <style:style style:name="P34" style:parent-style-name="Normal" style:family="paragraph">
      <style:text-properties fo:font-weight="bold" style:font-weight-asian="bold" style:font-weight-complex="bold"/>
    </style:style>
    <style:style style:name="TableColumn36" style:family="table-column">
      <style:table-column-properties style:column-width="2.6201in"/>
    </style:style>
    <style:style style:name="TableColumn37" style:family="table-column">
      <style:table-column-properties style:column-width="2.6569in"/>
    </style:style>
    <style:style style:name="TableColumn38" style:family="table-column">
      <style:table-column-properties style:column-width="0.7055in"/>
    </style:style>
    <style:style style:name="Table35" style:family="table">
      <style:table-properties style:width="5.9826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6" style:family="table-row">
      <style:table-row-properties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list-style-name="LFO5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Normal" style:list-style-name="LFO5" style:family="paragraph"/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Statement of Work</text:p>
      <text:p text:style-name="Normal">DaaSCI Inc(“Consultant”) is pleased to present this statement of work(“SOW”) to Saphire Waves(“Client”) for an engagement to commence on November 1, 2024.</text:p>
      <text:p text:style-name="Normal"/>
      <text:p text:style-name="P3">1. Project Description</text:p>
      <text:p text:style-name="Normal">Consultant<text:s/>specializes in data-driven strategies that empower businesses to achieve superior outcomes through advanced analytics and innovative insights.</text:p>
      <text:p text:style-name="Normal">For Client, we will develop a tailored "Alpha Farming" strategy by leveraging predictive analytics and alternative data. Our goal is to identify undervalued and overlooked investment opportunities, enabling the client to maximize returns and maintain a competitive edge in private equity markets.</text:p>
      <text:p text:style-name="Normal"/>
      <text:p text:style-name="Normal"/>
      <text:p text:style-name="Normal"><draw:custom-shape svg:x="0in" svg:y="0in" svg:width="45.51042in" svg:height="0.00139in" draw:z-index="0" draw:id="id1" draw:style-name="a1" draw:name="Horizontal Line 43" text:anchor-type="as-char"><svg:title/><svg:desc/><draw:enhanced-geometry draw:type="non-primitive" svg:viewBox="0 0 21600 21600" draw:enhanced-path="M 0 0 L 21600 0 21600 21600 0 21600 Z N"/></draw:custom-shape></text:p>
      <text:p text:style-name="P4">2. Client Responsibilities</text:p>
      <text:p text:style-name="Normal">The client agrees to:</text:p>
      <text:list text:style-name="LFO1" text:continue-numbering="true">
        <text:list-item>
          <text:p text:style-name="P5">Provide historical investment data, market performance metrics, and any other relevant datasets.</text:p>
        </text:list-item>
        <text:list-item>
          <text:p text:style-name="P6">Designate a point of contact to ensure efficient communication.</text:p>
        </text:list-item>
        <text:list-item>
          <text:p text:style-name="P7">Define specific business goals, risk thresholds, and performance criteria for the "Alpha Farming" strategy.</text:p>
        </text:list-item>
        <text:list-item>
          <text:p text:style-name="P8">Facilitate access to necessary third-party data providers or stakeholders.</text:p>
        </text:list-item>
      </text:list>
      <text:p text:style-name="Normal"><draw:custom-shape svg:x="0in" svg:y="0in" svg:width="45.51042in" svg:height="0.00139in" draw:z-index="0" draw:id="id2" draw:style-name="a2" draw:name="Horizontal Line 44" text:anchor-type="as-char"><svg:title/><svg:desc/><draw:enhanced-geometry draw:type="non-primitive" svg:viewBox="0 0 21600 21600" draw:enhanced-path="M 0 0 L 21600 0 21600 21600 0 21600 Z N"/></draw:custom-shape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3. Consultant Responsibilities</text:p>
      <text:p text:style-name="Normal">Our consultancy will:</text:p>
      <text:list text:style-name="LFO2" text:continue-numbering="true">
        <text:list-item>
          <text:p text:style-name="P18">Analyze historical and real-time data to identify patterns and undervalued assets.</text:p>
        </text:list-item>
        <text:list-item>
          <text:p text:style-name="P19">Develop machine learning models for predictive analysis of investment opportunities.</text:p>
        </text:list-item>
        <text:list-item>
          <text:p text:style-name="P20">Conduct alternative data research to uncover overlooked signals.</text:p>
        </text:list-item>
        <text:list-item>
          <text:p text:style-name="P21">Provide actionable recommendations, a strategy roadmap, and a prototype dashboard for alpha tracking.</text:p>
        </text:list-item>
        <text:list-item>
          <text:p text:style-name="P22">Offer training sessions for the client's team to understand and implement the delivered solution.</text:p>
        </text:list-item>
      </text:list>
      <text:p text:style-name="P23"/>
      <text:p text:style-name="Normal"><draw:custom-shape svg:x="0in" svg:y="0in" svg:width="45.51042in" svg:height="0.00139in" draw:z-index="0" draw:id="id3" draw:style-name="a3" draw:name="Horizontal Line 45" text:anchor-type="as-char"><svg:title/><svg:desc/><draw:enhanced-geometry draw:type="non-primitive" svg:viewBox="0 0 21600 21600" draw:enhanced-path="M 0 0 L 21600 0 21600 21600 0 21600 Z N"/></draw:custom-shape></text:p>
      <text:p text:style-name="P24">4. Project Scope</text:p>
      <text:p text:style-name="Normal"><text:span text:style-name="T25">Key Deliverables:</text:span></text:p>
      <text:list text:style-name="LFO3" text:continue-numbering="true">
        <text:list-item>
          <text:p text:style-name="P26">Comprehensive data assessment and cleaning report.</text:p>
        </text:list-item>
        <text:list-item>
          <text:p text:style-name="P27">Development of predictive models to identify alpha opportunities.</text:p>
        </text:list-item>
        <text:list-item>
          <text:p text:style-name="P28">Integration of alternative data into investment decision-making workflows.</text:p>
        </text:list-item>
        <text:list-item>
          <text:p text:style-name="P29">Delivery of an interactive dashboard showcasing alpha opportunities and portfolio optimization insights.</text:p>
        </text:list-item>
        <text:list-item>
          <text:p text:style-name="P30">Final presentation of findings, recommendations, and next steps.</text:p>
        </text:list-item>
      </text:list>
      <text:p text:style-name="Normal"><text:span text:style-name="T31">Exclusions:</text:span></text:p>
      <text:list text:style-name="LFO4" text:continue-numbering="true">
        <text:list-item>
          <text:p text:style-name="P32">Long-term monitoring and maintenance of models post-deployment.</text:p>
        </text:list-item>
        <text:list-item>
          <text:p text:style-name="P33">Hardware, software, or additional infrastructure costs incurred by the client.</text:p>
        </text:list-item>
      </text:list>
      <text:p text:style-name="Normal"/>
      <text:soft-page-break/>
      <text:p text:style-name="Normal"><draw:custom-shape svg:x="0in" svg:y="0in" svg:width="45.51042in" svg:height="0.00139in" draw:z-index="0" draw:id="id4" draw:style-name="a4" draw:name="Horizontal Line 46" text:anchor-type="as-char"><svg:title/><svg:desc/><draw:enhanced-geometry draw:type="non-primitive" svg:viewBox="0 0 21600 21600" draw:enhanced-path="M 0 0 L 21600 0 21600 21600 0 21600 Z N"/></draw:custom-shape></text:p>
      <text:p text:style-name="P34">5.Project Timeline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header-rows>
          <table:table-row table:style-name="TableRow39">
            <table:table-cell table:style-name="TableCell40">
              <text:p text:style-name="P41">Phase</text:p>
            </table:table-cell>
            <table:table-cell table:style-name="TableCell42">
              <text:p text:style-name="P43">Deliverables</text:p>
            </table:table-cell>
            <table:table-cell table:style-name="TableCell44">
              <text:p text:style-name="P45">Timeline</text:p>
            </table:table-cell>
          </table:table-row>
        </table:table-header-rows>
        <table:table-row table:style-name="TableRow46">
          <table:table-cell table:style-name="TableCell47">
            <text:p text:style-name="Normal"><text:span text:style-name="T48">Phase 1: Data Assessment &amp; EDA</text:span></text:p>
          </table:table-cell>
          <table:table-cell table:style-name="TableCell49">
            <text:p text:style-name="Normal">Data analysis report</text:p>
          </table:table-cell>
          <table:table-cell table:style-name="TableCell50">
            <text:p text:style-name="Normal">4 weeks</text:p>
          </table:table-cell>
        </table:table-row>
        <table:table-row table:style-name="TableRow51">
          <table:table-cell table:style-name="TableCell52">
            <text:p text:style-name="Normal"><text:span text:style-name="T53">Phase 2: Model Development</text:span></text:p>
          </table:table-cell>
          <table:table-cell table:style-name="TableCell54">
            <text:p text:style-name="Normal">Predictive model prototypes</text:p>
          </table:table-cell>
          <table:table-cell table:style-name="TableCell55">
            <text:p text:style-name="Normal">8 weeks</text:p>
          </table:table-cell>
        </table:table-row>
        <table:table-row table:style-name="TableRow56">
          <table:table-cell table:style-name="TableCell57">
            <text:p text:style-name="Normal"><text:span text:style-name="T58">Phase 3: Alternative Data Analysis</text:span></text:p>
          </table:table-cell>
          <table:table-cell table:style-name="TableCell59">
            <text:p text:style-name="Normal">Integrated insights</text:p>
          </table:table-cell>
          <table:table-cell table:style-name="TableCell60">
            <text:p text:style-name="Normal">4 weeks</text:p>
          </table:table-cell>
        </table:table-row>
        <table:table-row table:style-name="TableRow61">
          <table:table-cell table:style-name="TableCell62">
            <text:p text:style-name="Normal"><text:span text:style-name="T63">Phase 4: Dashboard Development</text:span></text:p>
          </table:table-cell>
          <table:table-cell table:style-name="TableCell64">
            <text:p text:style-name="Normal">Interactive alpha tracking dashboard</text:p>
          </table:table-cell>
          <table:table-cell table:style-name="TableCell65">
            <text:p text:style-name="Normal">6 weeks</text:p>
          </table:table-cell>
        </table:table-row>
        <table:table-row table:style-name="TableRow66">
          <table:table-cell table:style-name="TableCell67">
            <text:p text:style-name="Normal"><text:span text:style-name="T68">Phase 5: Final Presentation</text:span></text:p>
          </table:table-cell>
          <table:table-cell table:style-name="TableCell69">
            <text:p text:style-name="Normal">Recommendations &amp; handover</text:p>
          </table:table-cell>
          <table:table-cell table:style-name="TableCell70">
            <text:p text:style-name="Normal">2 weeks</text:p>
          </table:table-cell>
        </table:table-row>
      </table:table>
      <text:p text:style-name="P71">Total Duration: 24 weeks (6 months)</text:p>
      <text:p text:style-name="P72"/>
      <text:p text:style-name="Normal"><draw:custom-shape svg:x="1in" svg:y="6.47708in" svg:width="6.5in" svg:height="0.09306in" draw:z-index="0" draw:id="id5" draw:style-name="a5" draw:name="Horizontal Line 58" text:anchor-type="as-char"><svg:title/><svg:desc/><draw:enhanced-geometry draw:type="non-primitive" svg:viewBox="0 0 21600 21600" draw:enhanced-path="M 0 0 L 21600 0 21600 21600 0 21600 Z N"/></draw:custom-shape></text:p>
      <text:p text:style-name="Normal"/>
      <text:p text:style-name="P73">6. Payment Schedule</text:p>
      <text:list text:style-name="LFO5" text:continue-numbering="true">
        <text:list-item>
          <text:p text:style-name="P74"><text:span text:style-name="T75">Initial Payment (20%)</text:span>: Upon signing this agreement<text:s/></text:p>
        </text:list-item>
        <text:list-item>
          <text:p text:style-name="P76"><text:span text:style-name="T77">Milestone 1 (30%)</text:span>: After delivering the EDA report<text:s/></text:p>
        </text:list-item>
        <text:list-item>
          <text:p text:style-name="P78"><text:span text:style-name="T79">Milestone 2 (30%)</text:span>: After delivering predictive models<text:s/></text:p>
        </text:list-item>
        <text:list-item>
          <text:p text:style-name="P80"><text:span text:style-name="T81">Final Payment (20%)</text:span>: Upon completion of the project and final presentation</text:p>
        </text:list-item>
      </text:list>
      <text:p text:style-name="Normal"><draw:custom-shape svg:x="1in" svg:y="6.47708in" svg:width="6.5in" svg:height="0.09306in" draw:z-index="0" draw:id="id6" draw:style-name="a6" draw:name="Horizontal Line 48" text:anchor-type="as-char"><svg:title/><svg:desc/><draw:enhanced-geometry draw:type="non-primitive" svg:viewBox="0 0 21600 21600" draw:enhanced-path="M 0 0 L 21600 0 21600 21600 0 21600 Z N"/></draw:custom-shape></text:p>
      <text:p text:style-name="P82"/>
      <text:p text:style-name="P83"/>
      <text:p text:style-name="P84">7. Signatures</text:p>
      <text:p text:style-name="Normal"><text:span text:style-name="T85">For [Client Name]:</text:span><text:line-break/>Name: ___________________________<text:line-break/>Signature: ______________________<text:line-break/>Date: ___________________________</text:p>
      <text:soft-page-break/>
      <text:p text:style-name="Normal"><text:span text:style-name="T86">For [Your Consultancy Firm Name]:</text:span><text:line-break/>Name: ___________________________<text:line-break/>Signature: ______________________<text:line-break/>Date: _________________________<draw:custom-shape svg:x="0in" svg:y="0in" svg:width="45.51042in" svg:height="0.00139in" draw:z-index="0" draw:id="id7" draw:style-name="a7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1" text:start-value="5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</number:num-list-format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margin-bottom="0in"/>
      <style:text-properties style:font-name="Calibri" style:font-name-asian="Calibri" style:font-name-complex="Calibri" fo:color="#000000" fo:font-size="10pt" style:font-size-asian="10pt" style:font-size-complex="10pt"/>
    </style:style>
    <style:style style:family="graphic" style:name="a0" style:parent-style-name="Graphics">
      <style:graphic-properties fo:wrap-option="no-wrap" fo:border="0.01042in none" fo:padding-top="0in" fo:padding-bottom="0.20833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center" style:vertical-pos="bottom" draw:auto-grow-width="tru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footer>
        <text:p text:style-name="Footer"><draw:frame draw:z-index="251660288" draw:id="id0" draw:style-name="a0" draw:name="Text Box 3" text:anchor-type="paragraph" svg:x="0in" svg:y="0in" svg:width="0.34028in" svg:height="0.40486in" style:rel-width="scale" style:rel-height="scale"><draw:text-box><text:p text:style-name="P2">Public</text:p></draw:text-box><svg:title/><svg:desc>Public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iola Lawani</meta:initial-creator>
    <dc:creator>Abiola Lawani</dc:creator>
    <meta:creation-date>2024-11-24T17:58:00Z</meta:creation-date>
    <dc:date>2024-11-24T18:59:00Z</dc:date>
    <meta:template xlink:href="Normal" xlink:type="simple"/>
    <meta:editing-cycles>2</meta:editing-cycles>
    <meta:editing-duration>PT3660S</meta:editing-duration>
    <meta:user-defined meta:name="ClassificationContentMarkingFooterShapeIds">5753ed88,177cec5e,58ca4d4f</meta:user-defined>
    <meta:user-defined meta:name="ClassificationContentMarkingFooterFontProps">#000000,10,Calibri</meta:user-defined>
    <meta:user-defined meta:name="ClassificationContentMarkingFooterText">Public</meta:user-defined>
    <meta:user-defined meta:name="MSIP_Label_69a88f54-1811-4600-bb22-31b4c77d5f78_Enabled">true</meta:user-defined>
    <meta:user-defined meta:name="MSIP_Label_69a88f54-1811-4600-bb22-31b4c77d5f78_SetDate">2024-11-24T18:39:00Z</meta:user-defined>
    <meta:user-defined meta:name="MSIP_Label_69a88f54-1811-4600-bb22-31b4c77d5f78_Method">Standard</meta:user-defined>
    <meta:user-defined meta:name="MSIP_Label_69a88f54-1811-4600-bb22-31b4c77d5f78_Name">69a88f54-1811-4600-bb22-31b4c77d5f78</meta:user-defined>
    <meta:user-defined meta:name="MSIP_Label_69a88f54-1811-4600-bb22-31b4c77d5f78_SiteId">7085725b-f01d-4d02-ad1c-b1a8a6f44106</meta:user-defined>
    <meta:user-defined meta:name="MSIP_Label_69a88f54-1811-4600-bb22-31b4c77d5f78_ActionId">39692f18-9a44-4812-8b75-1658c6cc1200</meta:user-defined>
    <meta:user-defined meta:name="MSIP_Label_69a88f54-1811-4600-bb22-31b4c77d5f78_ContentBits">2</meta:user-defined>
    <meta:document-statistic meta:page-count="4" meta:paragraph-count="6" meta:word-count="455" meta:character-count="3043" meta:row-count="21" meta:non-whitespace-character-count="2594"/>
  </office:meta>
</office:document-meta>
</file>